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TablePreview1.svm" manifest:media-type="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adornments="Bold" style:font-family-generic="modern" style:font-pitch="fixed"/>
    <style:font-face style:name="DejaVu Sans Mono" svg:font-family="'DejaVu Sans Mono'" style:font-adornments="Book" style:font-family-generic="modern" style:font-pitch="fixed"/>
    <style:font-face style:name="FreeMono" svg:font-family="FreeMono" style:font-adornments="Bold" style:font-family-generic="modern" style:font-pitch="fixed"/>
    <style:font-face style:name="FreeMono1" svg:font-family="FreeMono" style:font-adornments="Regular" style:font-family-generic="modern" style:font-pitch="fixed"/>
    <style:font-face style:name="Liberation Mono" svg:font-family="'Liberation Mono'" style:font-adornments="Regular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mpress-title">
      <style:graphic-properties fo:min-height="4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title">
      <style:graphic-properties fo:min-height="3.507cm"/>
    </style:style>
    <style:style style:name="pr8" style:family="presentation" style:parent-style-name="Impress1-notes">
      <style:graphic-properties draw:fill-color="#ffffff" fo:min-height="13.364cm"/>
    </style:style>
    <style:style style:name="pr9" style:family="presentation" style:parent-style-name="Impress1-title">
      <style:graphic-properties fo:min-height="3.625cm"/>
    </style:style>
    <style:style style:name="co1" style:family="table-column">
      <style:table-column-properties style:column-width="6cm" style:use-optimal-column-width="false"/>
    </style:style>
    <style:style style:name="ro1" style:family="table-row">
      <style:table-row-properties style:row-height="0.771cm"/>
    </style:style>
    <style:style style:name="ce1" style:family="table-cell">
      <style:text-properties fo:font-weight="bold" style:font-weight-asian="bold" style:font-weight-complex="bold"/>
    </style:style>
    <style:style style:name="P1" style:family="paragraph">
      <loext:graphic-properties draw:fill-color="#ffffff"/>
    </style:style>
    <style:style style:name="P2" style:family="paragraph">
      <style:text-properties style:font-name="Liberation Mono" fo:font-size="20pt" fo:font-weight="bold" style:font-size-asian="28pt" style:font-size-complex="28pt"/>
    </style:style>
    <style:style style:name="P3" style:family="paragraph">
      <style:text-properties style:font-name="DejaVu Sans Mono" fo:font-size="12pt" style:font-size-asian="28pt" style:font-size-complex="28pt"/>
    </style:style>
    <style:style style:name="P4" style:family="paragraph">
      <style:text-properties style:font-name="FreeMono" fo:font-size="20pt" fo:font-weight="bold" style:font-size-asian="28pt" style:font-size-complex="28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text-properties style:font-name="DejaVu Sans Mono" fo:font-size="20pt" style:font-size-asian="28pt" style:font-size-complex="28pt"/>
    </style:style>
    <style:style style:name="P7" style:family="paragraph">
      <style:text-properties style:font-name="DejaVu Sans Mono1" fo:font-size="20pt" fo:font-weight="bold" style:font-size-asian="28pt" style:font-size-complex="28pt"/>
    </style:style>
    <style:style style:name="P8" style:family="paragraph">
      <style:text-properties style:font-name="DejaVu Sans Mono" fo:font-size="16pt" fo:font-weight="bold" style:font-size-asian="28pt" style:font-size-complex="28pt"/>
    </style:style>
    <style:style style:name="P9" style:family="paragraph">
      <style:text-properties style:font-name="FreeMono1" fo:font-size="16pt" fo:font-weight="bold"/>
    </style:style>
    <style:style style:name="P10" style:family="paragraph">
      <style:text-properties fo:font-size="20pt" style:font-size-asian="28pt" style:font-size-complex="28pt"/>
    </style:style>
    <style:style style:name="T1" style:family="text">
      <style:text-properties fo:color="#0066b3" style:font-name="Liberation Mono" fo:font-size="20pt" fo:font-weight="bold" style:font-size-asian="28pt" style:font-size-complex="28pt"/>
    </style:style>
    <style:style style:name="T2" style:family="text">
      <style:text-properties style:font-name="Liberation Mono" fo:font-size="20pt" fo:font-weight="bold" style:font-size-asian="28pt" style:font-size-complex="28pt"/>
    </style:style>
    <style:style style:name="T3" style:family="text">
      <style:text-properties fo:color="#ccbe00" style:font-name="Liberation Mono" fo:font-size="20pt" fo:font-weight="bold" style:font-size-asian="28pt" style:font-size-complex="28pt"/>
    </style:style>
    <style:style style:name="T4" style:family="text">
      <style:text-properties fo:color="#72bf44" style:font-name="Liberation Mono" fo:font-size="20pt" fo:font-weight="bold" style:font-size-asian="28pt" style:font-size-complex="28pt"/>
    </style:style>
    <style:style style:name="T5" style:family="text">
      <style:text-properties style:font-name="DejaVu Sans Mono" fo:font-size="15pt" fo:font-weight="bold" style:font-size-asian="28pt" style:font-size-complex="28pt"/>
    </style:style>
    <style:style style:name="T6" style:family="text">
      <style:text-properties fo:color="#ed1c24" style:font-name="DejaVu Sans Mono" fo:font-size="15pt" fo:font-weight="bold" style:font-size-asian="28pt" style:font-size-complex="28pt"/>
    </style:style>
    <style:style style:name="T7" style:family="text">
      <style:text-properties style:font-name="DejaVu Sans Mono" fo:font-size="12pt" style:font-size-asian="28pt" style:font-size-complex="28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color="#72bf44" style:font-name="FreeMono" fo:font-size="20pt" fo:font-weight="bold" style:font-size-asian="28pt" style:font-size-complex="28pt"/>
    </style:style>
    <style:style style:name="T10" style:family="text">
      <style:text-properties style:font-name="FreeMono" fo:font-size="20pt" fo:font-weight="bold" style:font-size-asian="28pt" style:font-size-complex="28pt"/>
    </style:style>
    <style:style style:name="T11" style:family="text">
      <style:text-properties fo:color="#ccbe00" style:font-name="FreeMono" fo:font-size="20pt" fo:font-weight="bold" style:font-size-asian="28pt" style:font-size-complex="28pt"/>
    </style:style>
    <style:style style:name="T12" style:family="text">
      <style:text-properties fo:font-size="28pt" fo:font-weight="bold" style:font-size-asian="28pt" style:font-size-complex="28pt"/>
    </style:style>
    <style:style style:name="T13" style:family="text">
      <style:text-properties fo:color="#72bf44" style:font-name="DejaVu Sans Mono" fo:font-size="20pt" style:font-size-asian="28pt" style:font-size-complex="28pt"/>
    </style:style>
    <style:style style:name="T14" style:family="text">
      <style:text-properties style:font-name="DejaVu Sans Mono" fo:font-size="20pt" style:font-size-asian="28pt" style:font-size-complex="28pt"/>
    </style:style>
    <style:style style:name="T15" style:family="text">
      <style:text-properties fo:color="#ed1c24" style:font-name="DejaVu Sans Mono" fo:font-size="20pt" style:font-size-asian="28pt" style:font-size-complex="28pt"/>
    </style:style>
    <style:style style:name="T16" style:family="text">
      <style:text-properties fo:color="#72bf44" style:font-name="DejaVu Sans Mono1" fo:font-size="20pt" fo:font-weight="bold" style:font-size-asian="28pt" style:font-size-complex="28pt"/>
    </style:style>
    <style:style style:name="T17" style:family="text">
      <style:text-properties style:font-name="DejaVu Sans Mono1" fo:font-size="20pt" fo:font-weight="bold" style:font-size-asian="28pt" style:font-size-complex="28pt"/>
    </style:style>
    <style:style style:name="T18" style:family="text">
      <style:text-properties fo:color="#ed1c24" style:font-name="DejaVu Sans Mono1" fo:font-size="20pt" fo:font-weight="bold" style:font-size-asian="28pt" style:font-size-complex="28pt"/>
    </style:style>
    <style:style style:name="T19" style:family="text">
      <style:text-properties fo:color="#72bf44" style:font-name="DejaVu Sans Mono" fo:font-size="16pt" fo:font-weight="bold" style:font-size-asian="28pt" style:font-size-complex="28pt"/>
    </style:style>
    <style:style style:name="T20" style:family="text">
      <style:text-properties style:font-name="DejaVu Sans Mono" fo:font-size="16pt" fo:font-weight="bold" style:font-size-asian="28pt" style:font-size-complex="28pt"/>
    </style:style>
    <style:style style:name="T21" style:family="text">
      <style:text-properties fo:color="#ccbe00" style:font-name="DejaVu Sans Mono" fo:font-size="16pt" fo:font-weight="bold" style:font-size-asian="28pt" style:font-size-complex="28pt"/>
    </style:style>
    <style:style style:name="T22" style:family="text">
      <style:text-properties fo:color="#ed1c24" style:font-name="DejaVu Sans Mono" fo:font-size="20pt" fo:font-weight="bold" style:font-size-asian="28pt" style:font-size-complex="28pt"/>
    </style:style>
    <style:style style:name="T23" style:family="text">
      <style:text-properties fo:color="#72bf44" style:font-name="FreeMono1" fo:font-size="16pt" fo:font-weight="bold"/>
    </style:style>
    <style:style style:name="T24" style:family="text">
      <style:text-properties fo:color="#72bf44" style:font-name="FreeMono1" fo:font-size="16pt" fo:font-weight="bold" style:font-size-asian="28pt" style:font-size-complex="28pt"/>
    </style:style>
    <style:style style:name="T25" style:family="text">
      <style:text-properties style:font-name="FreeMono1" fo:font-size="16pt" fo:font-weight="bold" style:font-size-asian="28pt" style:font-size-complex="28pt"/>
    </style:style>
    <style:style style:name="T26" style:family="text">
      <style:text-properties fo:color="#ccbe00" style:font-name="FreeMono1" fo:font-size="16pt" fo:font-weight="bold" style:font-size-asian="28pt" style:font-size-complex="28pt"/>
    </style:style>
    <style:style style:name="T27" style:family="text">
      <style:text-properties fo:color="#ed1c24" style:font-name="FreeMono1" fo:font-size="16pt" fo:font-weight="bold" style:font-size-asian="28pt" style:font-size-complex="28pt"/>
    </style:style>
    <style:style style:name="T28" style:family="text">
      <style:text-properties style:font-name="FreeMono1" fo:font-size="16pt" fo:font-weight="bold"/>
    </style:style>
    <style:style style:name="T29" style:family="text">
      <style:text-properties fo:color="#ccbe00" style:font-name="DejaVu Sans Mono1" fo:font-size="20pt" fo:font-weight="bold" style:font-size-asian="28pt" style:font-size-complex="28pt"/>
    </style:style>
    <style:style style:name="T30" style:family="text">
      <style:text-properties fo:color="#72bf44" style:font-name="DejaVu Sans Mono1" fo:font-size="18pt" fo:font-weight="bold" style:font-size-asian="28pt" style:font-size-complex="28pt"/>
    </style:style>
    <style:style style:name="T31" style:family="text">
      <style:text-properties style:font-name="DejaVu Sans Mono1" fo:font-size="18pt" fo:font-weight="bold" style:font-size-asian="28pt" style:font-size-complex="28pt"/>
    </style:style>
    <style:style style:name="T32" style:family="text">
      <style:text-properties fo:color="#ccbe00" style:font-name="DejaVu Sans Mono1" fo:font-size="18pt" fo:font-weight="bold" style:font-size-asian="28pt" style:font-size-complex="28pt"/>
    </style:style>
    <style:style style:name="T33" style:family="text">
      <style:text-properties fo:color="#ed1c24" style:font-name="DejaVu Sans Mono1" fo:font-size="18pt" fo:font-weight="bold" style:font-size-asian="28pt" style:font-size-complex="28pt"/>
    </style:style>
    <style:style style:name="T34" style:family="text">
      <style:text-properties fo:font-size="20pt" style:font-size-asian="28pt" style:font-size-complex="28pt"/>
    </style:style>
    <style:style style:name="T35" style:family="text">
      <style:text-properties style:font-name="DejaVu Sans Mono" fo:font-size="15pt" style:font-size-asian="28pt" style:font-size-complex="28pt"/>
    </style:style>
    <style:style style:name="T36" style:family="text">
      <style:text-properties fo:color="#72bf44" style:font-name="DejaVu Sans Mono" fo:font-size="15pt" style:font-size-asian="28pt" style:font-size-complex="28pt"/>
    </style:style>
    <style:style style:name="T37" style:family="text">
      <style:text-properties fo:color="#ed1c24" style:font-name="DejaVu Sans Mono" fo:font-size="15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cm" svg:x="2.2cm" svg:y="11.4cm" presentation:class="title">
          <draw:text-box>
            <text:p>C++ Concepts</text:p>
          </draw:text-box>
        </draw:frame>
        <draw:frame presentation:style-name="pr2" draw:text-style-name="P1" draw:layer="layout" svg:width="23.8cm" svg:height="2.729cm" svg:x="2.2cm" svg:y="16.4cm" presentation:class="subtitle">
          <draw:text-box>
            <text:p>Paul Rooney 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The need for Concepts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Existing methods to constrain template overloads rely on ad-hoc idioms.</text:p>
              </text:list-item>
              <text:list-item>
                <text:p>Requires mysterious metaprogramming that many developers find difficult to grok and which do not directly express the requirements in a way the compiler can reason about them.</text:p>
              </text:list-item>
              <text:list-item>
                <text:p>Often error messages are verbose, unclear and do not point to the origin of the error.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Quick Example</text:p>
          </draw:text-box>
        </draw:frame>
        <draw:frame presentation:style-name="pr5" draw:text-style-name="P2" draw:layer="layout" svg:width="24cm" svg:height="12.18cm" svg:x="2cm" svg:y="6cm" presentation:class="outline">
          <draw:text-box>
            <text:list text:style-name="L3">
              <text:list-header>
                <text:p text:style-name="P2"><text:span text:style-name="T1">#include</text:span><text:span text:style-name="T2">&lt;algorithm&gt;</text:span></text:p>
                <text:p text:style-name="P2"><text:span text:style-name="T1">#include</text:span><text:span text:style-name="T2">&lt;forward_list&gt;</text:span></text:p>
                <text:p text:style-name="P2"><text:span text:style-name="T3">using</text:span><text:span text:style-name="T2"> </text:span><text:span text:style-name="T4">namespace</text:span><text:span text:style-name="T2"> std;</text:span></text:p>
                <text:p text:style-name="P2"><text:span text:style-name="T2"/></text:p>
                <text:p text:style-name="P2"><text:span text:style-name="T4">int</text:span><text:span text:style-name="T2"> main()</text:span></text:p>
                <text:p text:style-name="P2"><text:span text:style-name="T2">{</text:span></text:p>
                <text:p text:style-name="P2"><text:span text:style-name="T2"><text:s text:c="4"/></text:span><text:span text:style-name="T2">forward_list&lt;</text:span><text:span text:style-name="T4">int</text:span><text:span text:style-name="T2">&gt; fl = {3,8,5,6,2,6,7,1};</text:span></text:p>
                <text:p text:style-name="P2"><text:span text:style-name="T2"><text:s text:c="4"/></text:span><text:span text:style-name="T2">sort(fl.begin(), fl.end());</text:span></text:p>
                <text:p text:style-name="P2"><text:span text:style-name="T2">}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The error (abridged)</text:p>
          </draw:text-box>
        </draw:frame>
        <draw:frame presentation:style-name="pr5" draw:text-style-name="P3" draw:layer="layout" svg:width="24cm" svg:height="12.18cm" svg:x="2cm" svg:y="6cm" presentation:class="outline" presentation:user-transformed="true">
          <draw:text-box>
            <text:list text:style-name="L3">
              <text:list-header>
                <text:p text:style-name="P3"><text:span text:style-name="T5">/usr/include/c++/7/bits/stl_algo.h: In instantiation of ‘void std::__sort(_RandomAccessIterator, _RandomAccessIterator, _Compare) [with _RandomAccessIterator = std::_Fwd_list_iterator&lt;int&gt;; _Compare = __gnu_cxx::__ops::_Iter_less_iter]’:</text:span></text:p>
                <text:p text:style-name="P3"><text:span text:style-name="T5">/usr/include/c++/7/bits/stl_algo.h:4836:18: <text:s text:c="2"/>required from ‘void std::sort(_RAIter, _RAIter) [with _RAIter = std::_Fwd_list_iterator&lt;int&gt;]’</text:span></text:p>
                <text:p text:style-name="P3"><text:span text:style-name="T5">sort_fwd_list.cpp:10:30: <text:s text:c="2"/>required from here</text:span></text:p>
                <text:p text:style-name="P3"><text:span text:style-name="T5">/usr/include/c++/7/bits/stl_algo.h:1969:22: error: no match for ‘operator-’ (operand types are ‘std::_Fwd_list_iterator&lt;int&gt;’ and ‘std::_Fwd_list_iterator&lt;int&gt;’)</text:span></text:p>
                <text:p text:style-name="P3"><text:span text:style-name="T5"><text:s text:c="5"/></text:span><text:span text:style-name="T5">std::__lg(</text:span><text:span text:style-name="T6">__last - __first</text:span><text:span text:style-name="T5">) * 2,</text:span></text:p>
                <text:p text:style-name="P3"><text:span text:style-name="T5"><text:s text:c="15"/></text:span><text:span text:style-name="T5">~~~~~~~^~~~~~~~~</text:span></text:p>
                <text:p text:style-name="P3"><text:span text:style-name="T7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What are Concepts?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Some interface a type must conform to in order to be used in a generic algorithm.</text:p>
              </text:list-item>
              <text:list-item>
                <text:p>Must support a set of operations.</text:p>
              </text:list-item>
              <text:list-item>
                <text:p>Must adhere to the required semantics for these operations.</text:p>
              </text:list-item>
              <text:list-item>
                <text:p>Must adhere to certain space/time complexity requirement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Concepts</text:p>
          </draw:text-box>
        </draw:frame>
        <draw:frame draw:style-name="standard" draw:layer="layout" svg:width="23.999cm" svg:height="3.431cm" svg:x="2cm" svg:y="6cm" presentation:class="tabl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><text:span text:style-name="T8">Natural Science</text:span></text:p>
              </table:table-cell>
              <table:table-cell>
                <text:p><text:span text:style-name="T8">Mathematics</text:span></text:p>
              </table:table-cell>
              <table:table-cell>
                <text:p><text:span text:style-name="T8">Programming</text:span></text:p>
              </table:table-cell>
              <table:table-cell>
                <text:p><text:span text:style-name="T8">Examples</text:span></text:p>
              </table:table-cell>
            </table:table-row>
            <table:table-row table:style-name="ro1" table:default-cell-style-name="gray2">
              <table:table-cell>
                <text:p>genus</text:p>
              </table:table-cell>
              <table:table-cell>
                <text:p>theory</text:p>
              </table:table-cell>
              <table:table-cell>
                <text:p>concept</text:p>
              </table:table-cell>
              <table:table-cell>
                <text:p>Integral, Real</text:p>
              </table:table-cell>
            </table:table-row>
            <table:table-row table:style-name="ro1" table:default-cell-style-name="gray1">
              <table:table-cell>
                <text:p>species</text:p>
              </table:table-cell>
              <table:table-cell>
                <text:p>model</text:p>
              </table:table-cell>
              <table:table-cell>
                <text:p>class</text:p>
              </table:table-cell>
              <table:table-cell>
                <text:p>int, char</text:p>
              </table:table-cell>
            </table:table-row>
            <table:table-row table:style-name="ro1" table:default-cell-style-name="gray2">
              <table:table-cell>
                <text:p>individual</text:p>
              </table:table-cell>
              <table:table-cell>
                <text:p>element</text:p>
              </table:table-cell>
              <table:table-cell>
                <text:p>instance</text:p>
              </table:table-cell>
              <table:table-cell>
                <text:p>10, ‘a’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An Example</text:p>
          </draw:text-box>
        </draw:frame>
        <draw:frame presentation:style-name="pr5" draw:text-style-name="P4" draw:layer="layout" svg:width="24cm" svg:height="12.18cm" svg:x="1.961cm" svg:y="5.62cm" presentation:class="outline" presentation:user-transformed="true">
          <draw:text-box>
            <text:list text:style-name="L3">
              <text:list-header>
                <text:p><text:span text:style-name="T9">template</text:span><text:span text:style-name="T10">&lt;</text:span><text:span text:style-name="T9">class</text:span><text:span text:style-name="T10"> InputIterator, </text:span><text:span text:style-name="T9">class</text:span><text:span text:style-name="T10"> T&gt;</text:span></text:p>
                <text:p><text:span text:style-name="T10">InputIterator find (InputIterator first, InputIterator last, const T&amp; val)</text:span></text:p>
                <text:p><text:span text:style-name="T10">{</text:span></text:p>
                <text:p><text:span text:style-name="T10"><text:s text:c="2"/></text:span><text:span text:style-name="T11">while</text:span><text:span text:style-name="T10"> (first!=last) {</text:span></text:p>
                <text:p><text:span text:style-name="T10"><text:s text:c="4"/></text:span><text:span text:style-name="T10">if (*first==val) </text:span><text:span text:style-name="T11">return</text:span><text:span text:style-name="T10"> first;</text:span></text:p>
                <text:p><text:span text:style-name="T10"><text:s text:c="4"/></text:span><text:span text:style-name="T10">++first;</text:span></text:p>
                <text:p><text:span text:style-name="T10"><text:s text:c="2"/></text:span><text:span text:style-name="T10">}</text:span></text:p>
                <text:p><text:span text:style-name="T10"><text:s text:c="2"/></text:span><text:span text:style-name="T11">return</text:span><text:span text:style-name="T10"> last;</text:span></text:p>
                <text:p><text:span text:style-name="T10">}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Requirements on Types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header>
                <text:p><text:span text:style-name="T12">InputIterator</text:span></text:p>
              </text:list-header>
              <text:list-item>
                <text:p>Equality comparable (operator== &amp;&amp; !=)</text:p>
              </text:list-item>
              <text:list-item>
                <text:p>Incrementable (operator++)</text:p>
              </text:list-item>
              <text:list-item>
                <text:p>Dereferenceable (operator*)</text:p>
              </text:list-item>
              <text:list-item>
                <text:p>Iterator itself must be copyable</text:p>
                <text:p><text:span text:style-name="T12">T</text:span></text:p>
              </text:list-item>
              <text:list-item>
                <text:p>Equality comparable (operator==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3.625cm" svg:x="2cm" svg:y="0.777cm" presentation:class="title" presentation:user-transformed="true">
          <draw:text-box>
            <text:p>How do other languages do it?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Polymorphic Interfaces with generics and restraints by superclass or subclass. </text:p>
              </text:list-item>
              <text:list-item>
                <text:p>These require runtime virtual functions. </text:p>
              </text:list-item>
              <text:list-item>
                <text:p>Are insistent on exact or covariant interface. </text:p>
              </text:list-item>
              <text:list-item>
                <text:p>For c++ we can have pure virtual interfaces but they mandate the use of pointers and references to hide the actual type/size of things.</text:p>
              </text:list-item>
              <text:list-item>
                <text:p>Pushes us into an OO idiom that c++ is not limited to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Overload Resolution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In the context of templates overloading is called specialization.</text:p>
              </text:list-item>
              <text:list-item>
                <text:p>The compiler chooses most specialized overload to fit type and modifiers.</text:p>
              </text:list-item>
              <text:list-item>
                <text:p>Ending with more than one most suitable specialization means a compile failur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3.625cm" svg:x="2cm" svg:y="0.777cm" presentation:class="title" presentation:user-transformed="true">
          <draw:text-box>
            <text:p>Problems with not constraining templates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We have already seen that compilation fails at point where unsupported operation is encountered. This is usually inside the library.</text:p>
              </text:list-item>
              <text:list-item>
                <text:p>Unexpected overloads may be called due to implicit conversions or failing to exactly specify the type in the overload (e.g. size_t and int in vector constructor overloads).</text:p>
              </text:list-item>
              <text:list-item>
                <text:p>Some opportunities for optimization must be forsaken to maintain a generic interface (e.g. random access iterators in std::advance)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3.625cm" svg:x="2cm" svg:y="0.777cm" presentation:class="title" presentation:user-transformed="true">
          <draw:text-box>
            <text:p>Existing methods to constrain templates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SFINAE (enable_if and expression SFINAE)</text:p>
              </text:list-item>
              <text:list-item>
                <text:p>Tag Dispatching (see unique_lock or std::advance)</text:p>
              </text:list-item>
              <text:list-item>
                <text:p>static_assert</text:p>
              </text:list-item>
              <text:list-item>
                <text:p>void_t and the detection idiom (std::experimental::is_detected is on its way)</text:p>
              </text:list-item>
              <text:list-item>
                <text:p>constexpr if – Not strictly a template constrain but can achieve same thing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3.625cm" svg:x="2cm" svg:y="0.777cm" presentation:class="title" presentation:user-transformed="true">
          <draw:text-box>
            <text:p>SFINAE (Substitution Failure Is Not An Error)</text:p>
          </draw:text-box>
        </draw:frame>
        <draw:frame presentation:style-name="pr5" draw:layer="layout" svg:width="24cm" svg:height="13.38cm" svg:x="2cm" svg:y="4.8cm" presentation:class="outline" presentation:user-transformed="true">
          <draw:text-box>
            <text:list text:style-name="L3">
              <text:list-item>
                <text:p>Form illegal code in certain contexts to cause a specialization to be removed from the possible overload set.</text:p>
              </text:list-item>
              <text:list-item>
                <text:p>enable_if (originally from boost) gives the use of SFINAE a nice name but is still unintuitive and difficult to get right in practice.</text:p>
              </text:list-item>
              <text:list-item>
                <text:p>Can often cause the public interface of the class to require extra dummy template parameters.</text:p>
              </text:list-item>
              <text:list-item>
                <text:p>Can blow out compile times if heavily used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Tag Dispatch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Use empty classes (tags) to direct the compiler towards the correct overload.</text:p>
              </text:list-item>
              <text:list-item>
                <text:p>Acts a bit like a compile time if statement.</text:p>
              </text:list-item>
              <text:list-item>
                <text:p>Good example is iterator_category<text:tab/>in std::iterator_traits. Also unique_lock with defer_lock_t, try_to_lock_t etc.</text:p>
              </text:list-item>
              <text:list-item>
                <text:p>Is good when you want to pick out of a set of possibilities is not practical if you just want to exclude possible types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Static Assert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Very straight forward, we are already used to assert.</text:p>
              </text:list-item>
              <text:list-item>
                <text:p>Brings proceedings to a screeching halt, so can only be used to indicate a hard error.</text:p>
              </text:list-item>
              <text:list-item>
                <text:p>Does not give us a shorter error message than just allowing the failure to occur naturally (try it)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void_t trick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Reasonably new idiom (circa 2014) although doesn’t strictly require a newer compiler.</text:p>
              </text:list-item>
              <text:list-item>
                <text:p>Is difficult to grok how it works. Some constraints are expressed using declype and std::declval.</text:p>
              </text:list-item>
              <text:list-item>
                <text:p>Will be used in the new std::experimental::is_detected function.</text:p>
              </text:list-item>
              <text:list-item>
                <text:p>Could in theory be used to implement concepts lite at the moment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constexpr if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Can be used like tag dispatching to choose a branch at compile time, but much more succinctly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These are all great, but...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Not always right tool for job.</text:p>
              </text:list-item>
              <text:list-item>
                <text:p>Compiler support always produces a better result.</text:p>
              </text:list-item>
              <text:list-item>
                <text:p>More expressive, deliberate and clean syntax.</text:p>
              </text:list-item>
              <text:list-item>
                <text:p>Faster compilations.</text:p>
              </text:list-item>
              <text:list-item>
                <text:p>Better error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3.625cm" svg:x="2cm" svg:y="0.777cm" presentation:class="title" presentation:user-transformed="true">
          <draw:text-box>
            <text:p>How can we define Concepts in c++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As boolean predicates that express whether or not a type meets a specific requirement that a class or function expects it to have to function correctly. Substitution errors yield value false</text:p>
              </text:list-item>
              <text:list-item>
                <text:p>3 syntaxes to allow a template to specify the concepts a type it works with must meet.</text:p>
              </text:list-item>
              <text:list-item>
                <text:p>New keyword requires can used to specify the requirement that a type must meet a <text:s/>concep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The requires clause</text:p>
          </draw:text-box>
        </draw:frame>
        <draw:frame presentation:style-name="pr5" draw:text-style-name="P6" draw:layer="layout" svg:width="24cm" svg:height="12.18cm" svg:x="2cm" svg:y="6cm" presentation:class="outline" presentation:user-transformed="true">
          <draw:text-box>
            <text:list text:style-name="L3">
              <text:list-header>
                <text:p><text:span text:style-name="T13">template</text:span><text:span text:style-name="T14">&lt;</text:span><text:span text:style-name="T13">typename</text:span><text:span text:style-name="T14"> T&gt;</text:span></text:p>
                <text:p><text:span text:style-name="T13">void</text:span><text:span text:style-name="T14"> foo(T) </text:span><text:span text:style-name="T15">requires</text:span><text:span text:style-name="T14"> std::is_integral&lt;T&gt;::value</text:span></text:p>
                <text:p><text:span text:style-name="T14">{}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Requires keyword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Does not require concept definitions to actually work. </text:p>
              </text:list-item>
              <text:list-item>
                <text:p>You can use type traits or any other compile time predicate.</text:p>
              </text:list-item>
              <text:list-item>
                <text:p>You can have a double requires if you write in certain types of concept inline (e.g. Predicate concept from Andrew Sutton Cppcon 2014 talk)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625cm" svg:x="2cm" svg:y="0.777cm" presentation:class="title" presentation:user-transformed="true">
          <draw:text-box>
            <text:p>You could even use requires like</text:p>
          </draw:text-box>
        </draw:frame>
        <draw:frame presentation:style-name="pr5" draw:text-style-name="P7" draw:layer="layout" svg:width="24cm" svg:height="12.18cm" svg:x="2cm" svg:y="6cm" presentation:class="outline" presentation:user-transformed="true">
          <draw:text-box>
            <text:list text:style-name="L3">
              <text:list-header>
                <text:p text:style-name="P7"><text:span text:style-name="T16">template</text:span><text:span text:style-name="T17">&lt;</text:span><text:span text:style-name="T16">typename</text:span><text:span text:style-name="T17"> T&gt;</text:span></text:p>
                <text:p text:style-name="P7"><text:span text:style-name="T17">void foo(T) requires </text:span><text:span text:style-name="T18">true</text:span></text:p>
                <text:p text:style-name="P7"><text:span text:style-name="T17">{}</text:span></text:p>
                <text:p text:style-name="P7"><text:span text:style-name="T17"/></text:p>
                <text:p text:style-name="P7"><text:span text:style-name="T16">template</text:span><text:span text:style-name="T17">&lt;</text:span><text:span text:style-name="T16">typename</text:span><text:span text:style-name="T17"> T&gt;</text:span></text:p>
                <text:p text:style-name="P7"><text:span text:style-name="T17">void bar(T) requires </text:span><text:span text:style-name="T18">false</text:span></text:p>
                <text:p text:style-name="P7"><text:span text:style-name="T17">{}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625cm" svg:x="2cm" svg:y="0.777cm" presentation:class="title" presentation:user-transformed="true">
          <draw:text-box>
            <text:p>Or a constexpr or meta function</text:p>
          </draw:text-box>
        </draw:frame>
        <draw:frame presentation:style-name="pr5" draw:text-style-name="P8" draw:layer="layout" svg:width="24cm" svg:height="12.18cm" svg:x="2cm" svg:y="4.8cm" presentation:class="outline" presentation:user-transformed="true">
          <draw:text-box>
            <text:list text:style-name="L3">
              <text:list-header>
                <text:p text:style-name="P8"><text:span text:style-name="T19">constexpr bool</text:span><text:span text:style-name="T20"> pred() { </text:span><text:span text:style-name="T21">return</text:span><text:span text:style-name="T20"> true; }</text:span></text:p>
                <text:p text:style-name="P8"><text:span text:style-name="T20"/></text:p>
                <text:p text:style-name="P8"><text:span text:style-name="T19">template</text:span><text:span text:style-name="T20">&lt;</text:span><text:span text:style-name="T19">typename</text:span><text:span text:style-name="T20"> T&gt;</text:span></text:p>
                <text:p text:style-name="P8"><text:span text:style-name="T20">void baz(T) requires pred()</text:span></text:p>
                <text:p text:style-name="P8"><text:span text:style-name="T20">{}</text:span></text:p>
                <text:p text:style-name="P8"><text:span text:style-name="T20"/></text:p>
                <text:p text:style-name="P8"><text:span text:style-name="T19">template</text:span><text:span text:style-name="T20">&lt;</text:span><text:span text:style-name="T19">typename</text:span><text:span text:style-name="T20"> T&gt;</text:span></text:p>
                <text:p text:style-name="P8"><text:span text:style-name="T20">struct meta_fn : std::true_type</text:span></text:p>
                <text:p text:style-name="P8"><text:span text:style-name="T20">{};</text:span></text:p>
                <text:p text:style-name="P8"><text:span text:style-name="T20"/></text:p>
                <text:p text:style-name="P8"><text:span text:style-name="T19">template</text:span><text:span text:style-name="T20">&lt;</text:span><text:span text:style-name="T19">typename</text:span><text:span text:style-name="T20"> T&gt;</text:span></text:p>
                <text:p text:style-name="P8"><text:span text:style-name="T20">void foo2(T) requires meta_fn&lt;T&gt;::value</text:span></text:p>
                <text:p text:style-name="P8"><text:span text:style-name="T20">{}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625cm" svg:x="2cm" svg:y="0.777cm" presentation:class="title" presentation:user-transformed="true">
          <draw:text-box>
            <text:p>For an inline concept use double requires</text:p>
          </draw:text-box>
        </draw:frame>
        <draw:frame presentation:style-name="pr5" draw:text-style-name="P7" draw:layer="layout" svg:width="24cm" svg:height="12.18cm" svg:x="2cm" svg:y="6cm" presentation:class="outline">
          <draw:text-box>
            <text:list text:style-name="L3">
              <text:list-header>
                <text:p text:style-name="P7"><text:span text:style-name="T16">template</text:span><text:span text:style-name="T17">&lt;</text:span><text:span text:style-name="T16">typename</text:span><text:span text:style-name="T17"> T&gt;</text:span></text:p>
                <text:p text:style-name="P7"><text:span text:style-name="T17"><text:s text:c="3"/></text:span><text:span text:style-name="T18">requires requires</text:span><text:span text:style-name="T17"> () </text:span></text:p>
                <text:p text:style-name="P7"><text:span text:style-name="T17">{ </text:span><text:span text:style-name="T16">typename</text:span><text:span text:style-name="T17"> T::iterator_category; }</text:span></text:p>
                <text:p text:style-name="P7"><text:span text:style-name="T17"><text:s/></text:span><text:span text:style-name="T16">void</text:span><text:span text:style-name="T17"> foo(T)</text:span></text:p>
                <text:p text:style-name="P7"><text:span text:style-name="T17">{ }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3.625cm" svg:x="2cm" svg:y="0.777cm" presentation:class="title" presentation:user-transformed="true">
          <draw:text-box>
            <text:p>What can a concept express?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Anything a type trait can (is_arithmetic, is_reference, is_same). In fact many concepts can be defined by simply wrapping a type trait.</text:p>
              </text:list-item>
              <text:list-item>
                <text:p>That type must have a specific sub type.</text:p>
              </text:list-item>
              <text:list-item>
                <text:p>That a type must support a given operation.</text:p>
              </text:list-item>
              <text:list-item>
                <text:p>What the type must return for given operations.</text:p>
              </text:list-item>
              <text:list-item>
                <text:p>Probably loads mor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Our First Concept</text:p>
          </draw:text-box>
        </draw:frame>
        <draw:frame presentation:style-name="pr5" draw:text-style-name="P6" draw:layer="layout" svg:width="24cm" svg:height="12.18cm" svg:x="2cm" svg:y="6cm" presentation:class="outline">
          <draw:text-box>
            <text:list text:style-name="L3">
              <text:list-header>
                <text:p><text:span text:style-name="T13">template</text:span><text:span text:style-name="T14">&lt;</text:span><text:span text:style-name="T13">typename</text:span><text:span text:style-name="T14"> T&gt;</text:span></text:p>
                <text:p><text:span text:style-name="T15">concept</text:span><text:span text:style-name="T14"> bool HasValueType()</text:span></text:p>
                <text:p><text:span text:style-name="T14">{</text:span></text:p>
                <text:p><text:span text:style-name="T14"><text:s text:c="4"/></text:span><text:span text:style-name="T13">typename</text:span><text:span text:style-name="T14"> T::value_type;</text:span></text:p>
                <text:p><text:span text:style-name="T14">}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How do we use it?</text:p>
          </draw:text-box>
        </draw:frame>
        <draw:frame presentation:style-name="pr5" draw:text-style-name="P6" draw:layer="layout" svg:width="24cm" svg:height="12.18cm" svg:x="2cm" svg:y="6cm" presentation:class="outline">
          <draw:text-box>
            <text:list text:style-name="L3">
              <text:list-header>
                <text:p><text:span text:style-name="T13">template</text:span><text:span text:style-name="T14">&lt;</text:span><text:span text:style-name="T13">typename</text:span><text:span text:style-name="T14"> T&gt;</text:span></text:p>
                <text:p><text:span text:style-name="T14">void foo(const T&amp; t) </text:span><text:span text:style-name="T22">requires HasValueType&lt;T&gt;()</text:span></text:p>
                <text:p><text:span text:style-name="T14">{</text:span></text:p>
                <text:p><text:span text:style-name="T14"><text:s text:c="3"/></text:span><text:span text:style-name="T14">// guaranteed value_type here </text:span></text:p>
                <text:p><text:span text:style-name="T14">}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How do we use it #2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header>
                <text:p><text:span text:style-name="T13">template</text:span><text:span text:style-name="T14">&lt;</text:span><text:span text:style-name="T15">HasValueType</text:span><text:span text:style-name="T14"> T&gt;</text:span></text:p>
                <text:p><text:span text:style-name="T14">void foo(const T&amp; t)</text:span></text:p>
                <text:p><text:span text:style-name="T14">{</text:span></text:p>
                <text:p><text:span text:style-name="T14"><text:s text:c="3"/></text:span><text:span text:style-name="T14">// guaranteed value_type here </text:span></text:p>
                <text:p><text:span text:style-name="T14">}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How do we use it #3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header>
                <text:p><text:span text:style-name="T14">void foo(</text:span><text:span text:style-name="T15">HasValueType</text:span><text:span text:style-name="T14"> t)</text:span></text:p>
                <text:p><text:span text:style-name="T14">{</text:span></text:p>
                <text:p><text:span text:style-name="T14"><text:s text:c="3"/></text:span><text:span text:style-name="T14">// guaranteed value_type here </text:span></text:p>
                <text:p><text:span text:style-name="T14">}</text:span></text:p>
                <text:p><text:span text:style-name="T14"/></text:p>
              </text:list-header>
              <text:list-item>
                <text:p><text:span text:style-name="T14">Note there is no template clause here (although the compiler still instantiates one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How do we compile it?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For g++ versions &gt; 6.1 we can use -std=c++1z switch</text:p>
              </text:list-item>
              <text:list-item>
                <text:p>For gcc 7 we can use -fconcepts compiler switch.</text:p>
              </text:list-item>
              <text:list-item>
                <text:p>Not supported by any other compilers outside of a branched version (ConceptClang I think)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625cm" svg:x="2cm" svg:y="0.777cm" presentation:class="title" presentation:user-transformed="true">
          <draw:text-box>
            <text:p>How to mandate an operation</text:p>
          </draw:text-box>
        </draw:frame>
        <draw:frame presentation:style-name="pr5" draw:text-style-name="P9" draw:layer="layout" svg:width="24cm" svg:height="12.18cm" svg:x="1.8cm" svg:y="5.22cm" presentation:class="outline" presentation:user-transformed="true">
          <draw:text-box>
            <text:list text:style-name="L3">
              <text:list-header>
                <text:p text:style-name="P9"><text:span text:style-name="T23">t</text:span><text:span text:style-name="T24">emplate</text:span><text:span text:style-name="T25">&lt;</text:span><text:span text:style-name="T24">typename</text:span><text:span text:style-name="T25"> T&gt;</text:span></text:p>
                <text:p text:style-name="P9"><text:span text:style-name="T25">concept bool Incrementable(){</text:span></text:p>
                <text:p text:style-name="P9"><text:span text:style-name="T25"><text:s text:c="3"/></text:span><text:span text:style-name="T26">return</text:span><text:span text:style-name="T25"> requires (T t){ <text:s/></text:span></text:p>
                <text:p text:style-name="P9"><text:span text:style-name="T25"><text:s text:c="7"/></text:span><text:span text:style-name="T27">{ t++ };</text:span></text:p>
                <text:p text:style-name="P9"><text:span text:style-name="T27"><text:s text:c="7"/></text:span><text:span text:style-name="T27">{ ++t };</text:span></text:p>
                <text:p text:style-name="P9"><text:span text:style-name="T25"><text:s text:c="3"/></text:span><text:span text:style-name="T25">};</text:span></text:p>
                <text:p text:style-name="P9"><text:span text:style-name="T25">}</text:span></text:p>
                <text:p text:style-name="P9"><text:span text:style-name="T25"/></text:p>
                <text:p text:style-name="P9"><text:span text:style-name="T25">template&lt;typename T&gt;</text:span></text:p>
                <text:p text:style-name="P9"><text:span text:style-name="T25">void test(T) requires Incrementable&lt;T&gt;(){}</text:span></text:p>
                <text:p text:style-name="P9"><text:span text:style-name="T25"/></text:p>
                <text:p text:style-name="P9"><text:span text:style-name="T25">int main(){</text:span></text:p>
                <text:p text:style-name="P9"><text:span text:style-name="T25"><text:s text:c="4"/></text:span><text:span text:style-name="T25">test(1);</text:span></text:p>
                <text:p text:style-name="P9"><text:span text:style-name="T28">}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625cm" svg:x="2cm" svg:y="0.777cm" presentation:class="title" presentation:user-transformed="true">
          <draw:text-box>
            <text:p>Mandate operation and return type</text:p>
          </draw:text-box>
        </draw:frame>
        <draw:frame presentation:style-name="pr5" draw:text-style-name="P7" draw:layer="layout" svg:width="24cm" svg:height="12.18cm" svg:x="2cm" svg:y="6cm" presentation:class="outline">
          <draw:text-box>
            <text:list text:style-name="L3">
              <text:list-header>
                <text:p text:style-name="P7"><text:span text:style-name="T16">template</text:span><text:span text:style-name="T17">&lt;</text:span><text:span text:style-name="T16">typename</text:span><text:span text:style-name="T17"> T&gt;</text:span></text:p>
                <text:p text:style-name="P7"><text:span text:style-name="T17">concept bool Incrementable(){</text:span></text:p>
                <text:p text:style-name="P7"><text:span text:style-name="T17"><text:s text:c="3"/></text:span><text:span text:style-name="T29">return</text:span><text:span text:style-name="T17"> requires (T t){ <text:s/></text:span></text:p>
                <text:p text:style-name="P7"><text:span text:style-name="T17"><text:s text:c="7"/></text:span><text:span text:style-name="T18">{</text:span><text:span text:style-name="T17"> t++ </text:span><text:span text:style-name="T18">} -&gt; T</text:span><text:span text:style-name="T17">;</text:span></text:p>
                <text:p text:style-name="P7"><text:span text:style-name="T17"><text:s text:c="7"/></text:span><text:span text:style-name="T18">{</text:span><text:span text:style-name="T17"> ++t </text:span><text:span text:style-name="T18">} -&gt; T&amp;</text:span><text:span text:style-name="T17">;</text:span></text:p>
                <text:p text:style-name="P7"><text:span text:style-name="T17"><text:s text:c="3"/></text:span><text:span text:style-name="T17">};</text:span></text:p>
                <text:p text:style-name="P7"><text:span text:style-name="T17">}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Nested requires clause</text:p>
          </draw:text-box>
        </draw:frame>
        <draw:frame presentation:style-name="pr5" draw:text-style-name="P7" draw:layer="layout" svg:width="24cm" svg:height="12.18cm" svg:x="2cm" svg:y="6cm" presentation:class="outline" presentation:user-transformed="true">
          <draw:text-box>
            <text:list text:style-name="L3">
              <text:list-header>
                <text:p text:style-name="P7"><text:span text:style-name="T30">template</text:span><text:span text:style-name="T31">&lt;</text:span><text:span text:style-name="T30">typename</text:span><text:span text:style-name="T31"> T&gt;</text:span></text:p>
                <text:p text:style-name="P7"><text:span text:style-name="T31">concept bool IsRandomAccessIterator(){</text:span></text:p>
                <text:p text:style-name="P7"><text:span text:style-name="T31"><text:s text:c="3"/></text:span><text:span text:style-name="T32">return</text:span><text:span text:style-name="T31"> requires (T t){ <text:s/></text:span></text:p>
                <text:p text:style-name="P7"><text:span text:style-name="T31"><text:s text:c="7"/></text:span><text:span text:style-name="T31">{ t++ } -&gt; T;</text:span></text:p>
                <text:p text:style-name="P7"><text:span text:style-name="T31"><text:s text:c="7"/></text:span><text:span text:style-name="T31">{ ++t } -&gt; T&amp;;</text:span></text:p>
                <text:p text:style-name="P7"><text:span text:style-name="T31"/></text:p>
                <text:p text:style-name="P7"><text:span text:style-name="T31"><text:s text:c="7"/></text:span><text:span text:style-name="T33">requires std::is_same&lt;</text:span></text:p>
                <text:p text:style-name="P7"><text:span text:style-name="T33"><text:s text:c="11"/></text:span><text:span text:style-name="T33">typename T::iterator_category,</text:span></text:p>
                <text:p text:style-name="P7"><text:span text:style-name="T33"><text:s text:c="11"/></text:span><text:span text:style-name="T33">std::random_access_iterator_tag&gt;::value;</text:span></text:p>
                <text:p text:style-name="P7"><text:span text:style-name="T31"><text:s text:c="3"/></text:span><text:span text:style-name="T31">};</text:span></text:p>
                <text:p text:style-name="P7"><text:span text:style-name="T31">}</text:span></text:p>
                <text:p text:style-name="P7"><text:span text:style-name="T17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625cm" svg:x="2cm" svg:y="0.777cm" presentation:class="title" presentation:user-transformed="true">
          <draw:text-box>
            <text:p>What didn’t make it into concepts lite?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Axioms</text:p>
              </text:list-item>
              <text:list-item>
                <text:p>Time/Space complexity conditions</text:p>
              </text:list-item>
              <text:list-item>
                <text:p>Concept map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Axioms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Attempt to define semantic constraints on types used in templated functions.</text:p>
                <text:p><text:span text:style-name="T34">Example:-</text:span></text:p>
                <text:p><text:span text:style-name="T35">concept EqualityComparable&lt;</text:span><text:span text:style-name="T36">typename</text:span><text:span text:style-name="T35"> T&gt; {</text:span></text:p>
                <text:p><text:span text:style-name="T35"><text:s text:c="2"/></text:span><text:span text:style-name="T35">bool operator==(const T&amp; x, const T&amp; y);</text:span></text:p>
                <text:p><text:span text:style-name="T35"><text:s text:c="2"/></text:span><text:span text:style-name="T35">bool operator!=(const T&amp; x, const T&amp; y) { return !(x == y); }</text:span></text:p>
                <text:p><text:span text:style-name="T35"><text:s/></text:span></text:p>
                <text:p><text:span text:style-name="T35"><text:s text:c="2"/></text:span><text:span text:style-name="T37">axiom Consistency(T x, T y) {</text:span></text:p>
                <text:p><text:span text:style-name="T37"><text:s text:c="4"/></text:span><text:span text:style-name="T37">(x == y) &lt;=&gt; !(x != y);</text:span></text:p>
                <text:p><text:span text:style-name="T37"><text:s text:c="2"/></text:span><text:span text:style-name="T37">}</text:span></text:p>
                <text:p><text:span text:style-name="T37"><text:s text:c="2"/></text:span><text:span text:style-name="T37">// Identity, Reflexivity, Symmetry, Transitivity ….</text:span></text:p>
                <text:p><text:span text:style-name="T35">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3.625cm" svg:x="2cm" svg:y="0.777cm" presentation:class="title" presentation:user-transformed="true">
          <draw:text-box>
            <text:p>Time and space complexity constraints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Sounds to me like its putting the burden of code analysis on the compiler. </text:p>
              </text:list-item>
              <text:list-item>
                <text:p>Might be difficult or slow to ascertai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Concept Maps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Template specializations for concepts.</text:p>
              </text:list-item>
              <text:list-item>
                <text:p>e.g. add your own special big_integer type to the Addable concept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Concepts enabled libraries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Origin <text:a xlink:href="https://github.com/asutton/origin" xlink:type="simple">https://github.com/asutton/origin</text:a></text:p>
              </text:list-item>
              <text:list-item>
                <text:p>Cmcstl2 <text:a xlink:href="https://github.com/CaseyCarter/cmcstl2" xlink:type="simple">https://github.com/CaseyCarter/cmcstl2</text:a><text:s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Further Reading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(oldie but goodie from 2006) http://www.stroustrup.com/oopsla06.pdf</text:p>
              </text:list-item>
              <text:list-item>
                <text:p><text:a xlink:href="http://www.stroustrup.com/good_concepts.pdf" xlink:type="simple">http://www.stroustrup.com/good_concepts.pdf</text:a></text:p>
              </text:list-item>
              <text:list-item>
                <text:p>iso proposal papers (there are quite a few)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Other relevant reading</text:p>
          </draw:text-box>
        </draw:frame>
        <draw:frame presentation:style-name="pr5" draw:text-style-name="P10" draw:layer="layout" svg:width="24cm" svg:height="12.18cm" svg:x="2cm" svg:y="6cm" presentation:class="outline" presentation:user-transformed="true">
          <draw:text-box>
            <text:list text:style-name="L3">
              <text:list-item>
                <text:p text:style-name="P10"><text:span text:style-name="T34">SFINAE and enable_if </text:span><text:span text:style-name="T34"><text:a xlink:href="https://eli.thegreenplace.net/2014/sfinae-and-enable_if/" xlink:type="simple">https://eli.thegreenplace.net/2014/sfinae-and-enable_if/</text:a></text:span></text:p>
              </text:list-item>
              <text:list-item>
                <text:p text:style-name="P10"><text:span text:style-name="T34">void_t and the detection idiom </text:span><text:span text:style-name="T34"><text:a xlink:href="https://blog.tartanllama.xyz/detection-idiom/" xlink:type="simple">https://blog.tartanllama.xyz/detection-idiom/</text:a></text:span></text:p>
              </text:list-item>
              <text:list-item>
                <text:p text:style-name="P10"><text:span text:style-name="T34">Concepts in ranges library</text:span><text:span text:style-name="T34"><text:a xlink:href="http://ericniebler.com/2013/11/23/concept-checking-in-c11/" xlink:type="simple">http://ericniebler.com/2013/11/23/concept-checking-in-c11/</text:a></text:span></text:p>
              </text:list-item>
              <text:list-item>
                <text:p text:style-name="P10"><text:span text:style-name="T34">Axioms </text:span><text:span text:style-name="T34"><text:a xlink:href="https://akrzemi1.wordpress.com/2012/01/11/concept-axioms-what-for/" xlink:type="simple">https://akrzemi1.wordpress.com/2012/01/11/concept-axioms-what-for/</text:a></text:span></text:p>
                <text:p text:style-name="P10"><text:span text:style-name="T34"><text:s/>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Further Viewing</text:p>
          </draw:text-box>
        </draw:frame>
        <draw:frame presentation:style-name="pr5" draw:text-style-name="P10" draw:layer="layout" svg:width="24cm" svg:height="12.18cm" svg:x="2cm" svg:y="6cm" presentation:class="outline" presentation:user-transformed="true">
          <draw:text-box>
            <text:list text:style-name="L3">
              <text:list-item>
                <text:p text:style-name="P10"><text:span text:style-name="T34">Walter Brown cppcon 2014</text:span></text:p>
              </text:list-item>
              <text:list-item>
                <text:p text:style-name="P10"><text:span text:style-name="T34">Andrew Sutton cppcon 2014/2015</text:span></text:p>
              </text:list-item>
              <text:list-item>
                <text:p text:style-name="P10"><text:span text:style-name="T34">Sweden C++ Petter Holmberg -From Type to Concept - https://www.youtube.com/watch?v=DQfel1sInYI</text:span></text:p>
              </text:list-item>
              <text:list-item>
                <text:p text:style-name="P10"><text:span text:style-name="T34">Concept Requirements - https://www.youtube.com/watch?v=yHhFC_zR5rY</text:span></text:p>
              </text:list-item>
              <text:list-item>
                <text:p text:style-name="P10"><text:span text:style-name="T34">C++ Concepts Intro: Need Your Input - https://www.youtube.com/watch?v=xsSYPD0v5Mg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Questions?</text:p>
          </draw:text-box>
        </draw:frame>
        <draw:frame presentation:style-name="pr5" draw:layer="layout" svg:width="24cm" svg:height="12.18cm" svg:x="2cm" svg:y="6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1" svg:font-family="'DejaVu Sans Mono'" style:font-adornments="Bold" style:font-family-generic="modern" style:font-pitch="fixed"/>
    <style:font-face style:name="DejaVu Sans Mono" svg:font-family="'DejaVu Sans Mono'" style:font-adornments="Book" style:font-family-generic="modern" style:font-pitch="fixed"/>
    <style:font-face style:name="FreeMono" svg:font-family="FreeMono" style:font-adornments="Bold" style:font-family-generic="modern" style:font-pitch="fixed"/>
    <style:font-face style:name="FreeMono1" svg:font-family="FreeMono" style:font-adornments="Regular" style:font-family-generic="modern" style:font-pitch="fixed"/>
    <style:font-face style:name="Liberation Mono" svg:font-family="'Liberation Mono'" style:font-adornments="Regular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Source Han Sans CN Regular" style:font-family-asian="'Source Han Sans CN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2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Open Sans1" fo:font-family="'Ope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42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42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07T22:00:31.071698552</meta:creation-date>
    <meta:editing-duration>PT2H46M21S</meta:editing-duration>
    <meta:editing-cycles>40</meta:editing-cycles>
    <meta:generator>LibreOffice/5.4.3.2$Linux_X86_64 LibreOffice_project/40$Build-2</meta:generator>
    <dc:date>2017-12-12T00:12:01.321286149</dc:date>
    <meta:document-statistic meta:object-count="202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